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Pages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s.get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s.generate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SCCommentPages.setPage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SCCommentPages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s.DSCComment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CommentPages.DSCCommentPages( int p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